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09606c"/>
    </style:style>
    <style:style style:name="T1" style:family="text">
      <style:text-properties style:font-name="sans-serif" fo:font-size="21.75pt"/>
    </style:style>
    <style:style style:name="T2" style:family="text">
      <style:text-properties style:font-name="sans-serif" fo:font-size="17.25pt"/>
    </style:style>
    <style:style style:name="T3" style:family="text">
      <style:text-properties style:font-name="sans-serif" fo:font-size="12pt"/>
    </style:style>
    <style:style style:name="T4" style:family="text">
      <style:text-properties style:font-name="sans-serif" fo:font-size="11.25pt"/>
    </style:style>
    <style:style style:name="T5" style:family="text">
      <style:text-properties style:font-name="monospace" fo:font-size="11.25pt"/>
    </style:style>
    <style:style style:name="T6" style:family="text">
      <style:text-properties fo:font-weight="bold"/>
    </style:style>
    <style:style style:name="T7" style:family="text">
      <style:text-properties fo:color="#c9211e" loext:opacity="100%"/>
    </style:style>
    <style:style style:name="T8" style:family="text">
      <style:text-properties fo:color="#c9211e" loext:opacity="100%"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bookmark text:name="page3R_mcid0"/><text:span text:style-name="T1"><text:tab/><text:tab/>PARTIE</text:span> <text:span text:style-name="T1">4</text:span> – <text:span text:style-name="T1">ENCORE</text:span> <text:span text:style-name="T1">DE</text:span> <text:span text:style-name="T1">LA</text:span> <text:span text:style-name="T1">LOGIQUE</text:span><text:line-break/><text:tab/><text:tab/><text:tab/><text:tab/><text:span text:style-name="T1">E</text:span><text:span text:style-name="T2">NONCE DES</text:span> <text:span text:style-name="T1">E</text:span><text:span text:style-name="T2">XERCICES</text:span><text:bookmark text:name="page3R_mcid1"/><text:line-break/><text:span text:style-name="T3">Exercice 4.1</text:span><text:bookmark text:name="page3R_mcid2"/><text:line-break/><text:span text:style-name="T3">Formulez un algorithme équivalent à l’algorithme suivant</text:span> <text:span text:style-name="T3">:</text:span><text:bookmark text:name="page3R_mcid3"/><text:line-break/><text:span text:style-name="T5">Si</text:span> <text:span text:style-name="T5">Tutu &gt; Toto +</text:span> <text:span text:style-name="T5">4 OU Tata =</text:span> <text:span text:style-name="T5">"OK" Alors</text:span><text:line-break/><text:span text:style-name="T4">Tutu</text:span> ← <text:span text:style-name="T4">Tutu + 1</text:span><text:line-break/><text:span text:style-name="T5">Sinon</text:span><text:line-break/><text:span text:style-name="T4">Tutu</text:span> ← <text:span text:style-name="T4">Tutu –</text:span> <text:span text:style-name="T5">1</text:span><text:line-break/><text:span text:style-name="T5">Finsi</text:span><text:bookmark text:name="page3R_mcid4"/><text:bookmark text:name="page3R_mcid5"/><text:bookmark text:name="page3R_mcid6"/><text:line-break/></text:p>
      <text:p text:style-name="P2"><text:span text:style-name="T3"/></text:p>
      <text:p text:style-name="P2"><text:span text:style-name="T3">Exercice 4.2</text:span><text:bookmark text:name="page3R_mcid7"/><text:line-break/><text:span text:style-name="T3">Cet algorithme est destiné à prédire l'avenir, et il doit être infaillible !</text:span><text:bookmark text:name="page3R_mcid8"/><text:line-break/><text:span text:style-name="T3">Il lira au clavier l’heure et les minutes, et il affichera l’heure qu’il sera une minute plus tard. </text:span></text:p>
      <text:p text:style-name="P2"><text:span text:style-name="T3">Par exemple, si l'utilisateur tape 21 puis 32, l'algorithme doit répondre :</text:span><text:bookmark text:name="page3R_mcid9"/><text:line-break/><text:span text:style-name="T3">"Dans une minute, il sera 21 heure(s) 33".</text:span><text:bookmark text:name="page3R_mcid10"/><text:line-break/><text:span text:style-name="T3">NB : on suppose que l'utilisateur entre une heure valide. Pas besoin donc de la vérifier.</text:span><text:bookmark text:name="page3R_mcid11"/><text:bookmark text:name="page3R_mcid12"/><text:bookmark text:name="page3R_mcid13"/><text:line-break/><text:span text:style-name="T8">Variables</text:span><text:span text:style-name="T7"> h, m </text:span><text:span text:style-name="T8">en</text:span><text:span text:style-name="T7"> </text:span><text:span text:style-name="T8">Numérique</text:span><text:span text:style-name="T7"><text:line-break/></text:span><text:span text:style-name="T8">Début</text:span><text:span text:style-name="T7"><text:line-break/></text:span><text:span text:style-name="T8">Ecrire</text:span><text:span text:style-name="T7"> "Entrez les heures, puis les minutes : "<text:line-break/></text:span><text:span text:style-name="T8">Lire</text:span><text:span text:style-name="T7"> h, m<text:line-break/>m ← m + 1<text:line-break/></text:span><text:span text:style-name="T8">Si</text:span><text:span text:style-name="T7"> m = 60 </text:span><text:span text:style-name="T8">Alors</text:span><text:span text:style-name="T7"><text:line-break/>  m ← 0<text:line-break/>  h ← h + 1<text:line-break/></text:span><text:span text:style-name="T8">FinSi</text:span><text:span text:style-name="T7"><text:line-break/></text:span><text:span text:style-name="T8">Si</text:span><text:span text:style-name="T7"> h = 24 </text:span><text:span text:style-name="T8">Alors</text:span><text:span text:style-name="T7"><text:line-break/>  h ← 0<text:line-break/></text:span><text:span text:style-name="T8">FinSi</text:span><text:span text:style-name="T7"><text:line-break/></text:span><text:span text:style-name="T8">Ecrire</text:span><text:span text:style-name="T7"> "Dans une minute il sera ", h, "heure(s) ", m, "minute(s)"<text:line-break/></text:span><text:span text:style-name="T8">Fin</text:span></text:p>
      <text:p text:style-name="P2"/>
      <text:p text:style-name="P2"><text:span text:style-name="T3"/></text:p>
      <text:p text:style-name="P2"><text:span text:style-name="T3">Exercice 4.3</text:span><text:bookmark text:name="page3R_mcid14"/><text:line-break/><text:span text:style-name="T3">De même que le précédent, cet algorithme doit demander une heure et en afficher une autre. Mais cette fois, il doit gérer également les secondes, et afficher l'heure qu'il sera une seconde plus tard.</text:span><text:bookmark text:name="page3R_mcid15"/><text:line-break/><text:span text:style-name="T3">Par exemple, si l'utilisateur tape 21, puis 32, puis 8, l'algorithme doit répondre : "Dans une seconde, il sera 21 heure(s), 32 minute(s) et 9 seconde(s)".</text:span><text:bookmark text:name="page3R_mcid16"/><text:line-break/><text:span text:style-name="T3">NB : là encore, on suppose que l'utilisateur entre une date valide.</text:span><text:bookmark text:name="page3R_mcid17"/><text:bookmark text:name="page3R_mcid18"/><text:bookmark text:name="page3R_mcid19"/><text:line-break/></text:p>
      <text:p text:style-name="P2"><text:span text:style-name="T3"/></text:p>
      <text:p text:style-name="P2"><text:span text:style-name="T3"/></text:p>
      <text:p text:style-name="P2"><text:span text:style-name="T3"/></text:p>
      <text:p text:style-name="P2"><text:span text:style-name="T3"/></text:p>
      <text:p text:style-name="P2"><text:soft-page-break/><text:span text:style-name="T3">Exercice 4.4</text:span><text:bookmark text:name="page3R_mcid20"/><text:line-break/><text:span text:style-name="T3">Un magasin de reprographie facture 0,10 E les dix premières photocopies, 0,09 E les vingt suivantes et 0,08 E au-delà. </text:span></text:p>
      <text:p text:style-name="P2"><text:span text:style-name="T3">Ecrivez un algorithme qui demande à l’utilisateur le nombre de photocopies</text:span><text:line-break/><text:span text:style-name="T3">effectuées et qui affiche la facture correspondante.</text:span><text:bookmark text:name="page3R_mcid21"/><text:bookmark text:name="page3R_mcid22"/><text:bookmark text:name="page3R_mcid23"/><text:line-break/></text:p>
      <text:p text:style-name="P2"><text:span text:style-name="T3"/></text:p>
      <text:p text:style-name="P2"><text:span text:style-name="T3">Exercice 4.5</text:span><text:bookmark text:name="page3R_mcid24"/><text:line-break/><text:span text:style-name="T3">Les habitants de Zorglub paient l’impôt selon les règles suivantes</text:span> <text:span text:style-name="T3">:</text:span><text:bookmark text:name="page3R_mcid25"/><text:line-break/> <text:span text:style-name="T3">les hommes de plus de 20 ans paient l’impôt</text:span><text:bookmark text:name="page3R_mcid26"/><text:line-break/> <text:span text:style-name="T3">les femmes paient l’impôt si elles ont entre 18 et 35 ans</text:span><text:bookmark text:name="page3R_mcid27"/><text:line-break/> <text:span text:style-name="T3">les autres ne paient pas d’impôt</text:span><text:bookmark text:name="page3R_mcid28"/><text:line-break/></text:p>
      <text:p text:style-name="P2"><text:span text:style-name="T3">Le programme demandera donc l’âge et le sexe du Zorglubien, et se prononcera donc ensuite sur le fait que l’habitant est imposable.</text:span><text:bookmark text:name="page3R_mcid29"/><text:bookmark text:name="page3R_mcid30"/><text:bookmark text:name="page3R_mcid31"/></text:p>
      <text:p text:style-name="P1"><text:span text:style-name="T3"/></text:p>
      <text:p text:style-name="P1"><text:span text:style-name="T3"/></text:p>
      <text:p text:style-name="P1"><text:span text:style-name="T3"/></text:p>
      <text:p text:style-name="P2"><text:bookmark text:name="page30R_mcid0"/><text:span text:style-name="T3">Exercice 4.6</text:span><text:bookmark text:name="page30R_mcid1"/><text:line-break/><text:span text:style-name="T3">Les élections législatives, en Guignolerie Septentrionale, obéissent à la règle suivante :</text:span><text:bookmark text:name="page30R_mcid2"/><text:line-break/> <text:span text:style-name="T3">lorsque l'un des candidats obtient plus de 50% des suffrages, il est élu dès le premier tour.</text:span><text:bookmark text:name="page30R_mcid3"/><text:line-break/> <text:span text:style-name="T3">en cas de deuxième tour, peuvent participer uniquement les candidats ayant </text:span></text:p>
      <text:p text:style-name="P2"><text:span text:style-name="T3">obtenu au moins 12,5% des voix au premier tour.</text:span><text:bookmark text:name="page30R_mcid4"/><text:line-break/></text:p>
      <text:p text:style-name="P2"><text:span text:style-name="T3">Vous devez écrire un algorithme qui permette la saisie des scores de quatre candidats au premier tour. Cet algorithme traitera ensuite le candidat numéro 1 (et</text:span> <text:span text:style-name="T3">uniquement</text:span> <text:span text:style-name="T3">lui) : il dira s'il est élu, battu, s'il se trouve en ballottage favorable (il participe au second tour en étant arrivé en tête à l'issue du premier tour) ou défavorable (il participe au second tour sans avoir été en tête au premier tour).</text:span><text:bookmark text:name="page30R_mcid5"/><text:bookmark text:name="page30R_mcid6"/><text:bookmark text:name="page30R_mcid7"/><text:line-break/></text:p>
      <text:p text:style-name="P2"><text:span text:style-name="T3"/></text:p>
      <text:p text:style-name="P2"><text:span text:style-name="T3">Exercice 4.7</text:span><text:bookmark text:name="page30R_mcid8"/><text:line-break/><text:span text:style-name="T3">Une compagnie d'assurance automobile propose à ses clients quatre familles de tarifs identifiables par une couleur, du moins au plus onéreux : tarifs bleu, vert, orange et rouge. Le tarif dépend de la situation du conducteur :</text:span><text:bookmark text:name="page30R_mcid9"/><text:line-break/></text:p>
      <text:p text:style-name="P2"><text:span text:style-name="T3">un conducteur de moins de 25 ans et titulaire du permis depuis moins de deux ans, se voit attribuer le tarif rouge, si toutefois il n'a jamais été responsable d'accident. Sinon, la compagnie refuse de l'assurer.</text:span><text:bookmark text:name="page30R_mcid10"/><text:line-break/></text:p>
      <text:p text:style-name="P2"><text:span text:style-name="T3">un conducteur de moins de 25 ans et titulaire du permis depuis plus de deux ans, ou de plus de 25 ans mais titulaire du permis depuis moins de deux ans a le droit au tarif orange s'il n'a jamais provoqué d'accident, au tarif rouge pour un accident, sinon il est refusé.</text:span><text:bookmark text:name="page30R_mcid11"/><text:line-break/></text:p>
      <text:p text:style-name="P2"><text:span text:style-name="T3">un conducteur de plus de 25 ans titulaire du permis depuis plus de deux ans bénéficie du tarif vert s'il n'est à l'origine d'aucun accident et du tarif orange pour un accident, du tarif rouge pour deux accidents, et refusé au-delà</text:span><text:bookmark text:name="page30R_mcid12"/><text:line-break/> </text:p>
      <text:p text:style-name="P2"><text:soft-page-break/><text:span text:style-name="T3">De plus, pour encourager la fidélité des clients acceptés, la compagnie propose un contrat de la couleur immédiatement la plus avantageuse s'il est entré dans la maison depuis plus d'un an.</text:span><text:bookmark text:name="page30R_mcid13"/><text:line-break/></text:p>
      <text:p text:style-name="P2"><text:span text:style-name="T3">Ecrire l'algorithme permettant de saisir les données nécessaires (sans contrôle de saisie) et de traiter ce problème. Avant de se lancer à corps perdu dans cet exercice, on pourra réfléchir un peu et s'apercevoir qu'il est plus simple qu'il n'en a l'air (cela s'appelle faire une analyse !)</text:span><text:bookmark text:name="page30R_mcid14"/><text:bookmark text:name="page30R_mcid15"/><text:bookmark text:name="page30R_mcid16"/><text:line-break/></text:p>
      <text:p text:style-name="P2"><text:span text:style-name="T3"/></text:p>
      <text:p text:style-name="P2"><text:span text:style-name="T3">Exercice 4.8</text:span><text:bookmark text:name="page30R_mcid17"/><text:line-break/><text:span text:style-name="T3">Ecrivez</text:span> <text:span text:style-name="T3">un</text:span> <text:span text:style-name="T3">algorithme</text:span> <text:span text:style-name="T3">qui,</text:span> <text:span text:style-name="T3">après</text:span> <text:span text:style-name="T3">avoir</text:span> <text:span text:style-name="T3">demandé</text:span> <text:span text:style-name="T3">un</text:span> <text:span text:style-name="T3">numéro</text:span> <text:span text:style-name="T3">de</text:span> <text:span text:style-name="T3">jour,</text:span> <text:span text:style-name="T3">de</text:span> <text:span text:style-name="T3">mois</text:span> <text:span text:style-name="T3">et</text:span> <text:span text:style-name="T3">d'année</text:span> <text:span text:style-name="T3">à l'utilisateur, renvoie s'il s'agit ou non d'une date valide.</text:span><text:bookmark text:name="page30R_mcid18"/><text:line-break/><text:span text:style-name="T3">Cet exercice est certes d’un manque d’originalité affligeant, mais après tout, en algorithmique comme ailleurs, il faut connaître ses classiques ! Et quand on a fait cela une fois dans sa vie, on apprécie pleinement l’existence d’un type numérique «</text:span> <text:span text:style-name="T3">date</text:span> <text:span text:style-name="T3">» dans certains langages...).</text:span><text:bookmark text:name="page30R_mcid19"/><text:line-break/></text:p>
      <text:p text:style-name="P2"><text:span text:style-name="T3">Il n'est sans doute pas inutile de rappeler rapidement que le mois de février compte 28 jours, sauf si l’année est bissextile, auquel cas il en compte 29. L’année est bissextile si elle est divisible par quatre. Toutefois, les années divisibles par 100 ne sont pas bissextiles, mais les années divisibles</text:span><text:line-break/><text:span text:style-name="T3">par 400 le sont. Ouf !</text:span></text:p>
      <text:p text:style-name="P2"><text:bookmark text:name="page30R_mcid20"/><text:line-break/><text:span text:style-name="T3">Un dernier petit détail</text:span> <text:span text:style-name="T3">: vous ne savez pas, pour l’instant, exprimer correctement en pseudo-code l’idée qu’un nombre A est divisible par un nombre B. </text:span></text:p>
      <text:p text:style-name="P2"><text:span text:style-name="T3">Aussi, vous vous contenterez d’écrire en bons télégraphistes que A divisible par B se dit « A dp B ».</text:span><text:bookmark text:name="page30R_mcid21"/></text:p>
      <text:section text:style-name="Sect1" text:name="Section5">
        <text:p text:style-name="Standard"><text:bookmark text:name="outerContainer"/></text:p>
        <text:section text:style-name="Sect1" text:name="dialogContainer">
          <text:p text:style-name="Standard"/>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12:54:00.569501878</meta:creation-date>
    <meta:generator>LibreOffice/7.3.4.2$Linux_X86_64 LibreOffice_project/30$Build-2</meta:generator>
    <dc:date>2022-07-18T16:57:30.999104230</dc:date>
    <meta:editing-duration>PT1H54M43S</meta:editing-duration>
    <meta:editing-cycles>2</meta:editing-cycles>
    <meta:document-statistic meta:table-count="0" meta:image-count="0" meta:object-count="0" meta:page-count="3" meta:paragraph-count="21" meta:word-count="896" meta:character-count="5108" meta:non-whitespace-character-count="4203"/>
  </office:meta>
</office:document-meta>
</file>